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GRpcOpener.getSock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GRpcOpener.openSocket( ILateralCacheJGListener ilcl , ILateralCacheAttributes ilca , int timeOut , String group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GRpcOpener.JGRpcOpener( ILateralCacheJGListener ilcl , ILateralCacheAttributes ilca ,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GRpcOpener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